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grub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elches Files wird von GRUB 2 beim Booten gelesen?</text:p>
            <text:p>A) /boot/grub2/menu.lst</text:p>
            <text:p>B) /boot/grub2/grub.cfg</text:p>
            <text:p>C) /etc/grub/boot.cf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Befehl werden konfigurierten Werte in die GRUB Config (/boot/grub2/grub.cfg) übernommen?</text:p>
            <text:p>A) grub2-mkconfig -o /boot/grub2/grub.cfg</text:p>
            <text:p>B) passiert automatisch</text:p>
            <text:p>C) mk-grub2-menu</text:p>
          </draw:text-box>
        </draw:frame>
        <draw:frame draw:style-name="gr2" draw:text-style-name="P2" draw:layer="layout" svg:width="14.478cm" svg:height="1.187cm" svg:x="0.508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as ist der best practice Weg, um einen zusätzlichen manuellen Boot-Eintrag zu erstellen?</text:p>
            <text:p>A) Eintrag in /etc/grub.d/40_custom</text:p>
            <text:p>B) Eintrag in /boot/grub2/grub.cfg</text:p>
            <text:p>C) Anpassung von /etc/grub.d/10_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Kann GRUB auch andere Betriebssysteme starten?</text:p>
            <text:p>A) Ja, BSD, Windows, etc.</text:p>
            <text:p>B) Nein, nur Linux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0:55:25.278389273</dc:date>
    <dc:creator>Nicolas Christener</dc:creator>
    <meta:editing-duration>PT1H17M13S</meta:editing-duration>
    <meta:editing-cycles>33</meta:editing-cycles>
    <meta:generator>LibreOffice/5.2.0.4$Linux_X86_64 LibreOffice_project/20m0$Build-4</meta:generator>
    <meta:document-statistic meta:object-count="46"/>
    <meta:user-defined meta:name="Modul_Area">SSA</meta:user-defined>
    <meta:user-defined meta:name="Modul_ID">1004</meta:user-defined>
    <meta:user-defined meta:name="Modul_Name">grub2</meta:user-defined>
  </office:meta>
</office:document-meta>
</file>